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FaultInInterceptor.handleMessage(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FaultInInterceptor.checkElementName( Element element , QName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FaultInInterceptor.readFault( Element elemen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0">
            <text:p text:style-name="Table_20_Contents"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